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1a60b" officeooo:paragraph-rsid="0001a60b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2pt" fo:font-weight="normal" officeooo:rsid="0001a60b" officeooo:paragraph-rsid="0001a60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2ec4e" officeooo:paragraph-rsid="0003e6d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4d43f" officeooo:paragraph-rsid="0004d43f" style:font-size-asian="10.5pt" style:font-weight-asian="normal" style:font-size-complex="12pt" style:font-weight-complex="normal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Łukasz Sak, 209365</text:p>
      <text:p text:style-name="P1">SPRAWOZDANIE PAMSI</text:p>
      <text:p text:style-name="P4">Przy STALA = 5 (10,50,250,......97656250)</text:p>
      <text:p text:style-name="P4"/>
      <text:p text:style-name="P4"><draw:frame draw:style-name="fr1" draw:name="Object1" text:anchor-type="paragraph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Przy STALA = 10 <text:s/>(10,100,1000.....100000000)</text:p>
      <text:p text:style-name="P4"><draw:frame draw:style-name="fr2" draw:name="Object2" text:anchor-type="paragraph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>Wykresem złożoności mojego problemu, dla wielu prób jest linia prosta, tak jak się można było spodziewać. Zatem złożoność algorytmu mnożenia przez 2 jest liniowa O(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6:51:04.978033894</meta:creation-date>
    <dc:date>2015-03-18T17:54:18.400263452</dc:date>
    <meta:editing-duration>PT18M</meta:editing-duration>
    <meta:editing-cycles>4</meta:editing-cycles>
    <meta:generator>LibreOffice/4.2.7.2$Linux_X86_64 LibreOffice_project/420m0$Build-2</meta:generator>
    <meta:document-statistic meta:table-count="0" meta:image-count="0" meta:object-count="2" meta:page-count="1" meta:paragraph-count="5" meta:word-count="40" meta:character-count="288" meta:non-whitespace-character-count="25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094cm" svg:y="4.2cm" style:legend-expansion="high" chart:style-name="ch2"/>
        <chart:plot-area chart:style-name="ch3" chart:data-source-has-labels="both" svg:x="1.33cm" svg:y="0.179cm" svg:width="11.445cm" svg:height="7.66cm">
          <chartooo:coordinate-region svg:x="2.057cm" svg:y="0.378cm" svg:width="9.883cm" svg:height="6.814cm"/>
          <chart:axis chart:dimension="x" chart:name="primary-x" chart:style-name="ch4" chartooo:axis-type="auto">
            <chart:title svg:x="5.129cm" svg:y="8.018cm" chart:style-name="ch5">
              <text:p>Ilosc danych [elementach]</text:p>
            </chart:title>
            <chart:categories table:cell-range-address="local-table.$A$2:.$A$12"/>
          </chart:axis>
          <chart:axis chart:dimension="y" chart:name="primary-y" chart:style-name="ch4">
            <chart:title svg:x="0.451cm" svg:y="4.635cm" chart:style-name="ch6">
              <text:p>Czas [s]</text:p>
            </chart:title>
            <chart:grid chart:style-name="ch7" chart:class="major"/>
          </chart:axis>
          <chart:series chart:style-name="ch8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zlozonos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00011">
                <text:p>0.0000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">
                <text:p>1250</text:p>
              </table:table-cell>
              <table:table-cell office:value-type="float" office:value="0.0000257">
                <text:p>0.00002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0">
                <text:p>6250</text:p>
              </table:table-cell>
              <table:table-cell office:value-type="float" office:value="0.0001187">
                <text:p>0.0001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250">
                <text:p>31250</text:p>
              </table:table-cell>
              <table:table-cell office:value-type="float" office:value="0.0005852">
                <text:p>0.00058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6250">
                <text:p>156250</text:p>
              </table:table-cell>
              <table:table-cell office:value-type="float" office:value="0.0030195">
                <text:p>0.0030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1250">
                <text:p>781250</text:p>
              </table:table-cell>
              <table:table-cell office:value-type="float" office:value="0.0147349">
                <text:p>0.0147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06250">
                <text:p>3906250</text:p>
              </table:table-cell>
              <table:table-cell office:value-type="float" office:value="0.0736603">
                <text:p>0.07366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531250">
                <text:p>19531250</text:p>
              </table:table-cell>
              <table:table-cell office:value-type="float" office:value="0.366939">
                <text:p>0.3669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656250">
                <text:p>97656250</text:p>
              </table:table-cell>
              <table:table-cell office:value-type="float" office:value="1.85144">
                <text:p>1.85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094cm" svg:y="4.2cm" style:legend-expansion="high" chart:style-name="ch2"/>
        <chart:plot-area chart:style-name="ch3" chart:data-source-has-labels="both" svg:x="1.33cm" svg:y="0.179cm" svg:width="11.445cm" svg:height="7.66cm">
          <chartooo:coordinate-region svg:x="1.951cm" svg:y="0.378cm" svg:width="9.896cm" svg:height="6.814cm"/>
          <chart:axis chart:dimension="x" chart:name="primary-x" chart:style-name="ch4" chartooo:axis-type="auto">
            <chart:title svg:x="5.222cm" svg:y="8.018cm" chart:style-name="ch5">
              <text:p>Ilosc danych [elemetach]</text:p>
            </chart:title>
            <chart:categories table:cell-range-address="local-table.$A$2:.$A$10"/>
          </chart:axis>
          <chart:axis chart:dimension="y" chart:name="primary-y" chart:style-name="ch4">
            <chart:title svg:x="0.451cm" svg:y="4.635cm" chart:style-name="ch6">
              <text:p>Czas [s]</text:p>
            </chart:title>
            <chart:grid chart:style-name="ch7" chart:class="major"/>
          </chart:axis>
          <chart:series chart:style-name="ch8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zlozonos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032">
                <text:p>0.0000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00273">
                <text:p>0.0000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0002214">
                <text:p>0.00022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0018789">
                <text:p>0.0018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0.018707">
                <text:p>0.0187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0.18856">
                <text:p>0.18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00">
                <text:p>100000000</text:p>
              </table:table-cell>
              <table:table-cell office:value-type="float" office:value="1.9017">
                <text:p>1.9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9.2455">
                <text:p>19.24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